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4224" calcext:value-type="float">
            <text:p>1.204224</text:p>
          </table:table-cell>
          <table:table-cell/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7366" calcext:value-type="float">
            <text:p>1.197366</text:p>
          </table:table-cell>
          <table:table-cell/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2109" calcext:value-type="float">
            <text:p>1.202109</text:p>
          </table:table-cell>
          <table:table-cell/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0758" calcext:value-type="float">
            <text:p>1.20758</text:p>
          </table:table-cell>
          <table:table-cell/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98729" calcext:value-type="float">
            <text:p>1.198729</text:p>
          </table:table-cell>
          <table:table-cell office:value-type="float" office:value="1.204863" calcext:value-type="float">
            <text:p>1.20486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04276" calcext:value-type="float">
            <text:p>1.2042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08912" calcext:value-type="float">
            <text:p>1.20891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16323" calcext:value-type="float">
            <text:p>1.21632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235518" calcext:value-type="float">
            <text:p>1.23551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268892" calcext:value-type="float">
            <text:p>1.26889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341747" calcext:value-type="float">
            <text:p>1.341747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485019" calcext:value-type="float">
            <text:p>1.485019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765489" calcext:value-type="float">
            <text:p>1.765489</text:p>
          </table:table-cell>
          <table:table-cell table:number-columns-repeated="2"/>
        </table:table-row>
        <table:table-row table:style-name="ro1">
          <table:table-cell table:formula="of:=[.A14]*2" office:value-type="float" office:value="8192" calcext:value-type="float">
            <text:p>8192</text:p>
          </table:table-cell>
          <table:table-cell office:value-type="float" office:value="2.322466" calcext:value-type="float">
            <text:p>2.322466</text:p>
          </table:table-cell>
          <table:table-cell table:number-columns-repeated="2"/>
        </table:table-row>
        <table:table-row table:style-name="ro1">
          <table:table-cell table:formula="of:=[.A15]*2" office:value-type="float" office:value="16384" calcext:value-type="float">
            <text:p>16384</text:p>
          </table:table-cell>
          <table:table-cell office:value-type="float" office:value="3.487384" calcext:value-type="float">
            <text:p>3.487384</text:p>
          </table:table-cell>
          <table:table-cell table:number-columns-repeated="2"/>
        </table:table-row>
        <table:table-row table:style-name="ro1">
          <table:table-cell table:formula="of:=[.A16]*2" office:value-type="float" office:value="32768" calcext:value-type="float">
            <text:p>32768</text:p>
          </table:table-cell>
          <table:table-cell office:value-type="string" calcext:value-type="string">
            <text:p>segmentation fault (core dumped)</text:p>
          </table:table-cell>
          <table:table-cell table:number-columns-repeated="2"/>
        </table:table-row>
        <table:table-row table:style-name="ro1">
          <table:table-cell table:formula="of:=[.A17]*2" office:value-type="float" office:value="65536" calcext:value-type="float">
            <text:p>6553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5:Sheet1.E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5:49:27.108058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3:48:18.129015080</meta:creation-date>
    <dc:date>2019-12-07T16:29:59.998807321</dc:date>
    <meta:editing-duration>PT1H44M9S</meta:editing-duration>
    <meta:editing-cycles>5</meta:editing-cycles>
    <meta:generator>LibreOffice/6.2.6.2$Linux_X86_64 LibreOffice_project/20$Build-2</meta:generator>
    <meta:document-statistic meta:table-count="1" meta:cell-count="41" meta:object-count="0"/>
  </office:meta>
</office:document-meta>
</file>